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7.18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Flowtable</text:p>
          </table:table-cell>
          <table:table-cell table:number-columns-repeated="2"/>
          <table:table-cell table:style-name="ce1" office:value-type="string" calcext:value-type="string">
            <text:p>Grouptable</text:p>
          </table:table-cell>
          <table:table-cell table:number-columns-repeated="2"/>
          <table:table-cell table:style-name="ce1" office:value-type="string" calcext:value-type="string">
            <text:p>Metertabl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# of slices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# of switche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op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te FLOOD</text:p>
          </table:table-cell>
          <table:table-cell table:formula="of:=[.C2]" office:value-type="float" office:value="128" calcext:value-type="float">
            <text:p>128</text:p>
          </table:table-cell>
          <table:table-cell/>
          <table:table-cell office:value-type="string" calcext:value-type="string">
            <text:p>Limit traffic</text:p>
          </table:table-cell>
          <table:table-cell table:formula="of:=[.C2]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links per switch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cketout forward</text:p>
          </table:table-cell>
          <table:table-cell table:formula="of:=[.C2]" office:value-type="float" office:value="128" calcext:value-type="float">
            <text:p>128</text:p>
          </table:table-cell>
          <table:table-cell/>
          <table:table-cell office:value-type="string" calcext:value-type="string">
            <text:p>Output groups</text:p>
          </table:table-cell>
          <table:table-cell table:formula="of:=[.C2]*([.C3]-1)*([.C4]+[.C5])" office:value-type="float" office:value="2080768" calcext:value-type="float">
            <text:p>208076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# of ports with host per switch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etect if in-port has link</text:p>
          </table:table-cell>
          <table:table-cell table:formula="of:=[.C4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to tenant tables</text:p>
          </table:table-cell>
          <table:table-cell table:formula="of:=[.C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rror detec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to slice flowtable</text:p>
          </table:table-cell>
          <table:table-cell table:formula="of:=[.C2]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ward to other switch</text:p>
          </table:table-cell>
          <table:table-cell table:formula="of:=([.C3]/2)-1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to 1-hop switch</text:p>
          </table:table-cell>
          <table:table-cell table:formula="of:=([.C3]/2)-1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over no-link port</text:p>
          </table:table-cell>
          <table:table-cell table:formula="of:=[.C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over link port</text:p>
          </table:table-cell>
          <table:table-cell table:formula="of:=[.C4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3:.F12])" office:value-type="float" office:value="640" calcext:value-type="float">
            <text:p>640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I3:.I12])" office:value-type="float" office:value="2080896" calcext:value-type="float">
            <text:p>2080896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L3:.L12])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-00-0000</text:date>, <text:time style:data-style-name="N2" text:time-value="00:16:32.294388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2:07:35.431386374</meta:creation-date>
    <meta:generator>LibreOffice/5.2.0.4$Linux_X86_64 LibreOffice_project/20m0$Build-4</meta:generator>
    <dc:date>2016-08-18T02:25:46.808817563</dc:date>
    <meta:editing-duration>PT3H32M30S</meta:editing-duration>
    <meta:editing-cycles>27</meta:editing-cycles>
    <meta:document-statistic meta:table-count="1" meta:cell-count="49" meta:object-count="0"/>
  </office:meta>
</office:document-meta>
</file>